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size="10pt" style:font-size-asian="10pt" style:font-size-complex="10pt"/>
    </style:style>
    <style:style style:name="P4" style:family="paragraph" style:parent-style-name="Standard" style:list-style-name="L1">
      <style:text-properties style:font-name="Arial1" fo:font-size="10pt" style:font-size-asian="10pt" style:font-size-complex="10pt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/>
      <style:text-properties style:font-name="Lucida Console" fo:font-size="9pt" style:font-name-asian="Lucida Console" style:font-size-asian="9pt" style:font-name-complex="Lucida Console" style:font-size-complex="9pt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use practice exercise<text:line-break/></text:p>
      <text:p text:style-name="P3">The steps below simulate a trial run of the standard procedure chosen for accommodating changes to the BU IS&amp;T Kuali-Research code base around monthly releases from kuali.org/kc</text:p>
      <text:p text:style-name="P3"/>
      <text:list xml:id="list6767968452253029939" text:style-name="L1">
        <text:list-item>
          <text:p text:style-name="P4">Create a git repository that serves as the kuali.org/kc remote codebase.<text:line-break/>The repository will contain 2 files, 3 lines each.<text:line-break/><text:line-break/><draw:rect text:anchor-type="as-char" draw:z-index="0" draw:style-name="gr1" draw:text-style-name="P7" svg:width="5.8531in" svg:height="2.987in"><text:p text:style-name="P5"><text:span text:style-name="T1"/></text:p><text:p text:style-name="P5"><text:span text:style-name="T1">$ cd c:/</text:span></text:p><text:p text:style-name="P5"><text:span text:style-name="T1">$ mkdir kuali.org.kc</text:span></text:p><text:p text:style-name="P5"><text:span text:style-name="T1">$ cd kuali.org.kc/</text:span></text:p><text:p text:style-name="P5"><text:span text:style-name="T1">$ git init</text:span></text:p><text:p text:style-name="P5"><text:span text:style-name="T1">$ cat &gt; file1.txt</text:span></text:p><text:p text:style-name="P5"><text:span text:style-name="T1">line 1</text:span></text:p><text:p text:style-name="P5"><text:span text:style-name="T1">line 2</text:span></text:p><text:p text:style-name="P5"><text:span text:style-name="T1">line 3</text:span></text:p><text:p text:style-name="P5"><text:span text:style-name="T1">^D</text:span></text:p><text:p text:style-name="P5"><text:span text:style-name="T1">$ cat &gt; file2.txt</text:span></text:p><text:p text:style-name="P5"><text:span text:style-name="T1">line 1</text:span></text:p><text:p text:style-name="P5"><text:span text:style-name="T1">line 2</text:span></text:p><text:p text:style-name="P5"><text:span text:style-name="T1">line 3</text:span></text:p><text:p text:style-name="P5"><text:span text:style-name="T1">^D</text:span></text:p><text:p text:style-name="P5"><text:span text:style-name="T1">$ git add --all</text:span></text:p><text:p text:style-name="P5"><text:span text:style-name="T1">$ git commit -m "1509.57 commit by kuali.org.kc"</text:span></text:p><text:p text:style-name="P6"><text:span text:style-name="T1">$ git tag 1509.57 HEAD</text:span></text:p></draw:rect><text:line-break/></text:p>
        </text:list-item>
        <text:list-item>
          <text:p text:style-name="P4">Clone a git repository from the kuali.org.kc repository that serves as the bu-ist/kc codebase and add the gitflow branches.<text:line-break/><text:line-break/><draw:rect text:anchor-type="as-char" draw:z-index="1" draw:style-name="gr2" draw:text-style-name="P7" svg:width="5.8531in" svg:height="2.1039in"><text:p text:style-name="P7"><text:line-break/>$ cd ..</text:p><text:p text:style-name="P7">$ git clone -o upstream kuali.org.kc/ bu-ist.kc</text:p><text:p text:style-name="P7">$ cd bu-ist.kc/</text:p><text:p text:style-name="P7">$ git branch develop HEAD</text:p><text:p text:style-name="P7">$ git branch bu-master HEAD</text:p><text:p text:style-name="P7">$ git branch -a</text:p><text:p text:style-name="P7"><text:s text:c="2"/>bu-master</text:p><text:p text:style-name="P7"><text:s text:c="2"/>develop</text:p><text:p text:style-name="P7">* master</text:p><text:p text:style-name="P7"><text:s text:c="2"/>remotes/upstream/HEAD -&gt; upstream/master</text:p><text:p text:style-name="P7"><text:s text:c="2"/>remotes/upstream/master</text:p></draw:rect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" svg:font-family="" style:font-family-generic="roman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1T15:25:11.45</meta:creation-date>
    <dc:date>2016-02-21T19:05:20.20</dc:date>
    <meta:editing-duration>PT1H38M16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1" meta:paragraph-count="4" meta:word-count="72" meta:character-count="460"/>
  </office:meta>
</office:document-meta>
</file>